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alls Church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1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1"/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1"/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1"/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2" office:value-type="float" office:value="47">
            <text:p>47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133">
            <text:p>133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99">
            <text:p>199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669">
            <text:p>669</text:p>
          </table:table-cell>
          <table:table-cell table:style-name="ce22" office:value-type="float" office:value="48">
            <text:p>48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724">
            <text:p>724</text:p>
          </table:table-cell>
          <table:table-cell table:style-name="ce23" office:value-type="float" office:value="58">
            <text:p>5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